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40000004B03D9637607B4E03E7.png" manifest:media-type="image/png"/>
  <manifest:file-entry manifest:full-path="Pictures/100000000000004000000040C3DFEA099AE5F0AD.png" manifest:media-type="image/png"/>
  <manifest:file-entry manifest:full-path="Pictures/10000000000006400000004CE48DC7D69A8A459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3" svg:font-family="HGPｺﾞｼｯｸB" style:font-family-generic="roman" style:font-pitch="variable"/>
    <style:font-face style:name="HGPｺﾞｼｯｸB2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2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22.862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emplate-notes">
      <style:graphic-properties draw:fill-color="#ffffff" draw:auto-grow-height="true" fo:min-height="10.501cm"/>
      <style:paragraph-properties style:writing-mode="lr-tb"/>
    </style:style>
    <style:style style:name="pr2" style:family="presentation" style:parent-style-name="JBoss-title">
      <style:graphic-properties draw:fill-color="#ffffff" fo:min-height="2.06cm"/>
      <style:paragraph-properties style:writing-mode="lr-tb"/>
    </style:style>
    <style:style style:name="pr3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4" style:family="presentation" style:parent-style-name="JBoss-notes">
      <style:graphic-properties draw:fill-color="#ffffff" fo:min-height="11.955cm"/>
      <style:paragraph-properties style:writing-mode="lr-tb"/>
    </style:style>
    <style:style style:name="pr5" style:family="presentation" style:parent-style-name="JBoss-title">
      <style:graphic-properties draw:fill-color="#ffffff" fo:min-height="2.295cm"/>
      <style:paragraph-properties style:writing-mode="lr-tb"/>
    </style:style>
    <style:style style:name="pr6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7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9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0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3">
      <style:graphic-properties draw:fill-color="#ffffff" fo:min-height="16.207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fo:font-size="32pt" style:font-size-asian="32pt" style:font-size-complex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style:font-name="Luxi Sans2" fo:font-size="32pt" fo:font-weight="bold" style:font-name-asian="Luxi Sans2" style:font-size-asian="32pt" style:font-weight-asian="bold" style:font-size-complex="32pt" style:font-weight-complex="bold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style:font-name="Luxi Sans2" fo:font-size="28pt" fo:font-weight="bold" style:font-name-asian="Luxi Sans2" style:font-size-asian="28pt" style:font-weight-asian="bold" style:font-size-complex="28pt" style:font-weight-complex="bold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21">
        <office:forms form:automatic-focus="false" form:apply-design-mode="false"/>
        <draw:frame draw:style-name="gr1" draw:text-style-name="P1" draw:layer="layout" svg:width="23.674cm" svg:height="2.456cm" svg:x="3.826cm" svg:y="9cm">
          <draw:text-box>
            <text:p><text:span text:style-name="T1">Drools Trouble-Shooting</text:span></text:p>
          </draw:text-box>
        </draw:frame>
        <presentation:notes draw:style-name="dp2">
          <draw:page-thumbnail draw:style-name="gr2" draw:layer="layout" svg:width="19.5cm" svg:height="14.63cm" svg:x="1cm" svg:y="1.001cm" draw:page-number="1" presentation:class="page"/>
          <draw:frame presentation:style-name="pr1" draw:text-style-name="P2" draw:layer="layout" svg:width="19.5cm" svg:height="10.501cm" svg:x="1cm" svg:y="16.5cm" presentation:class="notes" presentation:placeholder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2" draw:text-style-name="P3" draw:layer="layout" svg:width="20.676cm" svg:height="2.06cm" svg:x="1.824cm" svg:y="1.2cm" presentation:class="title" presentation:user-transformed="true">
          <draw:text-box>
            <text:p><text:span text:style-name="T2">My rule is looping!</text:span></text:p>
          </draw:text-box>
        </draw:frame>
        <draw:frame presentation:style-name="pr3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presentation:style-name="pr5" draw:text-style-name="P6" draw:layer="layout" svg:width="23.176cm" svg:height="2.295cm" svg:x="1.824cm" svg:y="1.083cm" presentation:class="title" presentation:user-transformed="true">
          <draw:text-box>
            <text:p><text:span text:style-name="T3">Property reactivity (or another loop)</text:span></text:p>
          </draw:text-box>
        </draw:frame>
        <draw:frame presentation:style-name="pr6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2" draw:text-style-name="P6" draw:layer="layout" svg:width="20.676cm" svg:height="2.06cm" svg:x="1.824cm" svg:y="1.2cm" presentation:class="title" presentation:user-transformed="true">
          <draw:text-box>
            <text:p><text:span text:style-name="T3">What's wrong with my Spreadsheet?</text:span></text:p>
          </draw:text-box>
        </draw:frame>
        <draw:frame presentation:style-name="pr7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2" draw:text-style-name="P6" draw:layer="layout" svg:width="20.676cm" svg:height="2.06cm" svg:x="1.824cm" svg:y="1.2cm" presentation:class="title" presentation:user-transformed="true">
          <draw:text-box>
            <text:p><text:span text:style-name="T3">How to control the flow of rules?</text:span></text:p>
          </draw:text-box>
        </draw:frame>
        <draw:frame presentation:style-name="pr8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2" draw:text-style-name="P6" draw:layer="layout" svg:width="20.676cm" svg:height="2.06cm" svg:x="1.824cm" svg:y="1.2cm" presentation:class="title" presentation:user-transformed="true">
          <draw:text-box>
            <text:p><text:span text:style-name="T3">Performance issues:</text:span></text:p>
          </draw:text-box>
        </draw:frame>
        <draw:frame presentation:style-name="pr9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2" draw:text-style-name="P6" draw:layer="layout" svg:width="20.676cm" svg:height="2.06cm" svg:x="1.824cm" svg:y="1.2cm" presentation:class="title" presentation:user-transformed="true">
          <draw:text-box>
            <text:p><text:span text:style-name="T3">KieBase loading is slow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2" draw:text-style-name="P6" draw:layer="layout" svg:width="20.676cm" svg:height="2.06cm" svg:x="1.824cm" svg:y="1.2cm" presentation:class="title" presentation:user-transformed="true">
          <draw:text-box>
            <text:p><text:span text:style-name="T3">Rule execution is slow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4" draw:text-style-name="P5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1" svg:font-family="HGPｺﾞｼｯｸB" style:font-pitch="variable"/>
    <style:font-face style:name="HGPｺﾞｼｯｸB" svg:font-family="HGPｺﾞｼｯｸB" style:font-adornments="標準" style:font-pitch="variable"/>
    <style:font-face style:name="HGPｺﾞｼｯｸE2" svg:font-family="HGPｺﾞｼｯｸE" style:font-pitch="variable"/>
    <style:font-face style:name="HGPｺﾞｼｯｸE1" svg:font-family="HGPｺﾞｼｯｸE" style:font-adornments="標準" style:font-pitch="variable"/>
    <style:font-face style:name="Luxi Sans5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3" svg:font-family="HGPｺﾞｼｯｸB" style:font-family-generic="roman" style:font-pitch="variable"/>
    <style:font-face style:name="HGPｺﾞｼｯｸB2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3" svg:font-family="'Luxi Sans'" style:font-family-generic="roman" style:font-pitch="variable"/>
    <style:font-face style:name="Luxi Sans8" svg:font-family="'Luxi Sans'" style:font-adornments="Bold" style:font-family-generic="roman" style:font-pitch="variable"/>
    <style:font-face style:name="Luxi Sans4" svg:font-family="'Luxi Sans'" style:font-adornments="Regular" style:font-family-generic="roman" style:font-pitch="variable"/>
    <style:font-face style:name="Luxi Sans7" svg:font-family="'Luxi Sans'" style:font-adornments="太字" style:font-family-generic="roman" style:font-pitch="variable"/>
    <style:font-face style:name="Luxi Sans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" svg:font-family="HGPｺﾞｼｯｸE" style:font-adornments="標準" style:font-family-generic="swiss" style:font-pitch="variable"/>
    <style:font-face style:name="Luxi Sans2" svg:font-family="'Luxi Sans'" style:font-family-generic="swiss" style:font-pitch="variable"/>
    <style:font-face style:name="Luxi Sans6" svg:font-family="'Luxi Sans'" style:font-adornments="太字" style:font-family-generic="swiss" style:font-pitch="variable"/>
    <style:font-face style:name="Luxi Sans1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5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4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4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8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6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1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pitch="variable" fo:font-size="12pt" fo:font-style="normal" fo:text-shadow="none" style:text-underline-style="none" fo:font-weight="normal" style:font-name-asian="HGPｺﾞｼｯｸB1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" fo:font-family="HGPｺﾞｼｯｸB" style:font-style-name="標準" style:font-pitch="variable" fo:font-size="24pt" fo:font-style="normal" fo:text-shadow="none" style:text-underline-style="none" fo:font-weight="normal" style:font-name-asian="HGPｺﾞｼｯｸB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1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1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07T21:36:07.808325617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589</meta:editing-cycles>
    <meta:editing-duration>P5DT23H44M23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